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#ffffff"/>
    </style:style>
    <style:style style:name="P2" style:family="paragraph" style:parent-style-name="Standard">
      <style:paragraph-properties fo:margin-top="0cm" fo:margin-bottom="0.499cm" style:contextual-spacing="false" style:line-height-at-least="0.503cm"/>
      <style:text-properties fo:color="#000000" loext:opacity="100%" style:font-name="Droid Sans Mono" fo:font-size="10.5pt" fo:font-weight="normal" fo:background-color="#ffffff"/>
    </style:style>
    <style:style style:name="P3" style:family="paragraph" style:parent-style-name="Standard">
      <style:text-properties fo:color="#000000" loext:opacity="100%" style:font-name="Droid Sans Mono" fo:font-size="10.5pt" fo:font-weight="normal" officeooo:rsid="0019ce03" officeooo:paragraph-rsid="0019ce03" fo:background-color="#ffffff"/>
    </style:style>
    <style:style style:name="P4" style:family="paragraph" style:parent-style-name="Standard">
      <style:text-properties fo:color="#000000" loext:opacity="100%" officeooo:rsid="0019ce03" officeooo:paragraph-rsid="0019ce03" fo:background-color="#ffffff"/>
    </style:style>
    <style:style style:name="P5" style:family="paragraph" style:parent-style-name="Standard">
      <style:text-properties fo:color="#000000" loext:opacity="100%" fo:background-color="#ffffff"/>
    </style:style>
    <style:style style:name="P6" style:family="paragraph" style:parent-style-name="Standard">
      <style:paragraph-properties style:line-height-at-least="0.503cm"/>
      <style:text-properties fo:color="#000000" loext:opacity="100%" fo:background-color="#ffffff"/>
    </style:style>
    <style:style style:name="P7" style:family="paragraph" style:parent-style-name="Standard">
      <style:paragraph-properties fo:margin-top="0cm" fo:margin-bottom="0.499cm" style:contextual-spacing="false" style:line-height-at-least="0.503cm"/>
      <style:text-properties fo:color="#000000" loext:opacity="100%" fo:background-color="#ffffff"/>
    </style:style>
    <style:style style:name="P8" style:family="paragraph" style:parent-style-name="Standard">
      <style:text-properties fo:color="#000000" loext:opacity="100%" officeooo:rsid="0019ce03" officeooo:paragraph-rsid="0019ce03" fo:background-color="#ffffff"/>
    </style:style>
    <style:style style:name="P9" style:family="paragraph" style:parent-style-name="Standard">
      <style:text-properties fo:color="#000000" loext:opacity="100%" style:font-name="Droid Sans Mono" fo:font-size="10.5pt" fo:font-weight="normal" officeooo:paragraph-rsid="0019ce03" fo:background-color="#ffffff"/>
    </style:style>
    <style:style style:name="P10" style:family="paragraph" style:parent-style-name="Standard">
      <style:text-properties fo:color="#cccccc" loext:opacity="100%" style:font-name="Droid Sans Mono" fo:font-size="10.5pt" fo:font-weight="normal" fo:background-color="#1f1f1f"/>
    </style:style>
    <style:style style:name="P11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12" style:family="paragraph" style:parent-style-name="Standard">
      <style:paragraph-properties style:line-height-at-least="0.503cm"/>
      <style:text-properties fo:color="#808080" loext:opacity="100%" style:font-name="Droid Sans Mono" fo:font-size="10.5pt" fo:font-weight="normal" fo:background-color="#1f1f1f"/>
    </style:style>
    <style:style style:name="P13" style:family="paragraph" style:parent-style-name="Standard">
      <style:paragraph-properties style:line-height-at-least="0.503cm"/>
      <style:text-properties fo:color="#569cd6" loext:opacity="100%" style:font-name="Droid Sans Mono" fo:font-size="10.5pt" fo:font-weight="normal" fo:background-color="#1f1f1f"/>
    </style:style>
    <style:style style:name="P14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f1f1f"/>
    </style:style>
    <style:style style:name="P15" style:family="paragraph" style:parent-style-name="Standard">
      <style:paragraph-properties style:line-height-at-least="0.503cm"/>
    </style:style>
    <style:style style:name="T1" style:family="text">
      <style:text-properties fo:color="#c586c0" loext:opacity="100%"/>
    </style:style>
    <style:style style:name="T2" style:family="text">
      <style:text-properties fo:color="#9cdcfe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569cd6" loext:opacity="100%"/>
    </style:style>
    <style:style style:name="T5" style:family="text">
      <style:text-properties fo:color="#dcdcaa" loext:opacity="100%"/>
    </style:style>
    <style:style style:name="T6" style:family="text">
      <style:text-properties fo:color="#d4d4d4" loext:opacity="100%"/>
    </style:style>
    <style:style style:name="T7" style:family="text">
      <style:text-properties fo:color="#808080" loext:opacity="100%"/>
    </style:style>
    <style:style style:name="T8" style:family="text">
      <style:text-properties fo:color="#4fc1ff" loext:opacity="100%"/>
    </style:style>
    <style:style style:name="T9" style:family="text">
      <style:text-properties fo:color="#4ec9b0" loext:opacity="100%"/>
    </style:style>
    <style:style style:name="T10" style:family="text">
      <style:text-properties fo:color="#6a9955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>1.</text:p>
      <text:p text:style-name="P5"/>
      <text:p text:style-name="P1">import React from 'react'</text:p>
      <text:p text:style-name="P6"/>
      <text:p text:style-name="P1">const PublicRoute = ({children}) =&gt; {</text:p>
      <text:p text:style-name="P6"/>
      <text:p text:style-name="P1">return &lt;&gt;{children}&lt;/&gt;</text:p>
      <text:p text:style-name="P7"/>
      <text:p text:style-name="P1">}</text:p>
      <text:p text:style-name="P6"/>
      <text:p text:style-name="P1">export default PublicRoute</text:p>
      <text:p text:style-name="P5"/>
      <text:p text:style-name="P5"/>
      <text:p text:style-name="P5"/>
      <text:p text:style-name="P5"/>
      <text:p text:style-name="P4">2.</text:p>
      <text:p text:style-name="P4"/>
      <text:p text:style-name="P3">import React from 'react';</text:p>
      <text:p text:style-name="P1">import { Navigate } from 'react-router-dom';</text:p>
      <text:p text:style-name="P7"/>
      <text:p text:style-name="P1">const PrivateRoute = ({children}) =&gt; {</text:p>
      <text:p text:style-name="P1">const isToken = localStorage.getItem('token');</text:p>
      <text:p text:style-name="P1">return isToken ? &lt;&gt;{children}&lt;/&gt; : &lt;Navigate to ='/'/&gt;</text:p>
      <text:p text:style-name="P6"/>
      <text:p text:style-name="P1">}</text:p>
      <text:p text:style-name="P6"/>
      <text:p text:style-name="P1">export default PrivateRoute</text:p>
      <text:p text:style-name="P4"/>
      <text:p text:style-name="P4"/>
      <text:p text:style-name="P4"/>
      <text:p text:style-name="P4">3.</text:p>
      <text:p text:style-name="P9"/>
      <text:p text:style-name="P9">import React from 'react'</text:p>
      <text:p text:style-name="P6"/>
      <text:p text:style-name="P1">const About = () =&gt; {</text:p>
      <text:p text:style-name="P1">return (</text:p>
      <text:p text:style-name="P1">&lt;div&gt;About&lt;/div&gt;</text:p>
      <text:p text:style-name="P1">)</text:p>
      <text:p text:style-name="P1">}</text:p>
      <text:p text:style-name="P6"/>
      <text:p text:style-name="P1">export default About</text:p>
      <text:p text:style-name="P4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4">4.</text:p>
      <text:p text:style-name="P4"/>
      <text:p text:style-name="P3">import React from 'react'</text:p>
      <text:p text:style-name="P6"/>
      <text:p text:style-name="P1">const Home = () =&gt; {</text:p>
      <text:p text:style-name="P1">return (</text:p>
      <text:p text:style-name="P1">&lt;div&gt;Hello Home&lt;/div&gt;</text:p>
      <text:p text:style-name="P1">)</text:p>
      <text:p text:style-name="P1">}</text:p>
      <text:p text:style-name="P6"/>
      <text:p text:style-name="P1">export default Home</text:p>
      <text:p text:style-name="P4"/>
      <text:p text:style-name="P4"/>
      <text:p text:style-name="P4"/>
      <text:p text:style-name="P4"/>
      <text:p text:style-name="P4">5.</text:p>
      <text:p text:style-name="P4"/>
      <text:p text:style-name="P3">import React from 'react'</text:p>
      <text:p text:style-name="P6"/>
      <text:p text:style-name="P1">const Profile = () =&gt; {</text:p>
      <text:p text:style-name="P1">return (</text:p>
      <text:p text:style-name="P1">&lt;&gt;</text:p>
      <text:p text:style-name="P1">&lt;h1&gt;Profile Page is Private&lt;/h1&gt;</text:p>
      <text:p text:style-name="P1">&lt;/&gt;</text:p>
      <text:p text:style-name="P1">)</text:p>
      <text:p text:style-name="P1">}</text:p>
      <text:p text:style-name="P6"/>
      <text:p text:style-name="P1">export default Profile</text:p>
      <text:p text:style-name="P4"/>
      <text:p text:style-name="P4"/>
      <text:p text:style-name="P4"/>
      <text:p text:style-name="P4"/>
      <text:p text:style-name="P4">6.</text:p>
      <text:p text:style-name="P4"/>
      <text:p text:style-name="P4"/>
      <text:p text:style-name="P4"/>
      <text:p text:style-name="P1">export const Path = {</text:p>
      <text:p text:style-name="P1">Home:'/',</text:p>
      <text:p text:style-name="P1">PrivateRoute1: '/profile',</text:p>
      <text:p text:style-name="P1">About: "/about"</text:p>
      <text:p text:style-name="P1">}</text:p>
      <text:p text:style-name="P4"/>
      <text:p text:style-name="P4"/>
      <text:p text:style-name="P4"/>
      <text:p text:style-name="P4"><text:soft-page-break/></text:p>
      <text:p text:style-name="P4"/>
      <text:p text:style-name="P4">7.</text:p>
      <text:p text:style-name="P4"/>
      <text:p text:style-name="P3">import Profile from "../Components/Profile"</text:p>
      <text:p text:style-name="P1">import About from "../Components/About"</text:p>
      <text:p text:style-name="P1">import Home from "../Components/Home"</text:p>
      <text:p text:style-name="P1">import { Path } from "./Path"</text:p>
      <text:p text:style-name="P6"/>
      <text:p text:style-name="P1">export const PageURL = [</text:p>
      <text:p text:style-name="P1">{</text:p>
      <text:p text:style-name="P1">name:"Profile",</text:p>
      <text:p text:style-name="P1">components: Profile,</text:p>
      <text:p text:style-name="P1">isPrivate : true,</text:p>
      <text:p text:style-name="P1">path : Path.PrivateRoute1 </text:p>
      <text:p text:style-name="P1">},</text:p>
      <text:p text:style-name="P1">{</text:p>
      <text:p text:style-name="P1">name: "Home",</text:p>
      <text:p text:style-name="P1">components: Home,</text:p>
      <text:p text:style-name="P1">isPrivate: false,</text:p>
      <text:p text:style-name="P1">path: Path.Home,</text:p>
      <text:p text:style-name="P1">},</text:p>
      <text:p text:style-name="P1">{</text:p>
      <text:p text:style-name="P1">name: "About",</text:p>
      <text:p text:style-name="P1">components: About,</text:p>
      <text:p text:style-name="P1">isPrivate: false,</text:p>
      <text:p text:style-name="P1">path: Path.About,</text:p>
      <text:p text:style-name="P1">},</text:p>
      <text:p text:style-name="P6"/>
      <text:p text:style-name="P1">]</text:p>
      <text:p text:style-name="P6"/>
      <text:p text:style-name="P1">console.log(typeof(Path.About));</text:p>
      <text:p text:style-name="P2"/>
      <text:p text:style-name="P4"/>
      <text:p text:style-name="P4"/>
      <text:p text:style-name="P4"/>
      <text:p text:style-name="P4">8.</text:p>
      <text:p text:style-name="P4"/>
      <text:p text:style-name="P4"/>
      <text:p text:style-name="P10"><text:span text:style-name="T1">import</text:span> <text:span text:style-name="T3">'./App.css'</text:span>;</text:p>
      <text:p text:style-name="P11"><text:span text:style-name="T1">import</text:span> <text:span text:style-name="T2">URL</text:span> <text:span text:style-name="T1">from</text:span> <text:span text:style-name="T3">'./routes/url'</text:span>;</text:p>
      <text:p text:style-name="P11"><text:span text:style-name="T1">import</text:span> { <text:span text:style-name="T2">BrowserRouter</text:span>, <text:span text:style-name="T2">Routes</text:span>, <text:span text:style-name="T2">Route</text:span> } <text:span text:style-name="T1">from</text:span> <text:span text:style-name="T3">'react-router-dom'</text:span>;</text:p>
      <text:p text:style-name="P11"><text:span text:style-name="T1">import</text:span> <text:span text:style-name="T2">PrivateRouter</text:span> <text:span text:style-name="T1">from</text:span> <text:span text:style-name="T3">'./routes/privateRoute'</text:span>;</text:p>
      <text:p text:style-name="P11"><text:span text:style-name="T1">import</text:span> <text:span text:style-name="T2">PublicRouter</text:span> <text:span text:style-name="T1">from</text:span> <text:span text:style-name="T3">'./routes/publicRoute'</text:span>;</text:p>
      <text:p text:style-name="P11"><text:span text:style-name="T1">import</text:span> <text:span text:style-name="T2">store</text:span> <text:span text:style-name="T1">from</text:span> <text:span text:style-name="T3">'./redux/store'</text:span>;</text:p>
      <text:p text:style-name="P11"><text:span text:style-name="T1">import</text:span> { <text:span text:style-name="T2">Provider</text:span> } <text:span text:style-name="T1">from</text:span> <text:span text:style-name="T3">'react-redux'</text:span>;</text:p>
      <text:p text:style-name="P15"/>
      <text:p text:style-name="P11"><text:soft-page-break/><text:span text:style-name="T4">function</text:span> <text:span text:style-name="T5">App</text:span>() {</text:p>
      <text:p text:style-name="P11"><text:span text:style-name="T1">return</text:span> (</text:p>
      <text:p text:style-name="P12">&lt;&gt;</text:p>
      <text:p text:style-name="P11"><text:span text:style-name="T7">&lt;</text:span><text:span text:style-name="T9">BrowserRouter</text:span><text:span text:style-name="T7">&gt;</text:span></text:p>
      <text:p text:style-name="P11"><text:span text:style-name="T7">&lt;</text:span><text:span text:style-name="T9">Routes</text:span><text:span text:style-name="T7">&gt;</text:span></text:p>
      <text:p text:style-name="P13">{</text:p>
      <text:p text:style-name="P11"><text:span text:style-name="T8">URL</text:span><text:span text:style-name="T6">.</text:span><text:span text:style-name="T5">map</text:span><text:span text:style-name="T6">((</text:span><text:span text:style-name="T2">route</text:span><text:span text:style-name="T6">, </text:span><text:span text:style-name="T2">index</text:span><text:span text:style-name="T6">) </text:span><text:span text:style-name="T4">=&gt;</text:span><text:span text:style-name="T6"> {</text:span></text:p>
      <text:p text:style-name="P11"><text:span text:style-name="T1">return</text:span><text:span text:style-name="T6"> (</text:span></text:p>
      <text:p text:style-name="P11"><text:span text:style-name="T7">&lt;</text:span><text:span text:style-name="T9">Route</text:span><text:span text:style-name="T6"> </text:span><text:span text:style-name="T2">key</text:span><text:span text:style-name="T6">=</text:span><text:span text:style-name="T4">{</text:span><text:span text:style-name="T2">index</text:span><text:span text:style-name="T4">}</text:span><text:span text:style-name="T6"> </text:span><text:span text:style-name="T2">path</text:span><text:span text:style-name="T6">=</text:span><text:span text:style-name="T4">{</text:span><text:span text:style-name="T2">route</text:span><text:span text:style-name="T6">.</text:span><text:span text:style-name="T2">path</text:span><text:span text:style-name="T4">}</text:span><text:span text:style-name="T6"> </text:span><text:span text:style-name="T2">element</text:span><text:span text:style-name="T6">=</text:span><text:span text:style-name="T4">{</text:span></text:p>
      <text:p text:style-name="P11"><text:span text:style-name="T2">route</text:span><text:span text:style-name="T6">.</text:span><text:span text:style-name="T2">isPrivate</text:span><text:span text:style-name="T6"> ? (</text:span></text:p>
      <text:p text:style-name="P11"><text:span text:style-name="T7">&lt;</text:span><text:span text:style-name="T9">PrivateRouter</text:span><text:span text:style-name="T7">&gt;</text:span></text:p>
      <text:p text:style-name="P11"><text:span text:style-name="T7">&lt;</text:span><text:span text:style-name="T9">route.Components</text:span><text:span text:style-name="T6"> </text:span><text:span text:style-name="T7">/&gt;</text:span></text:p>
      <text:p text:style-name="P11"><text:span text:style-name="T7">&lt;/</text:span><text:span text:style-name="T9">PrivateRouter</text:span><text:span text:style-name="T7">&gt;</text:span></text:p>
      <text:p text:style-name="P14">) : (</text:p>
      <text:p text:style-name="P11"><text:span text:style-name="T7">&lt;</text:span><text:span text:style-name="T9">PublicRouter</text:span><text:span text:style-name="T7">&gt;</text:span></text:p>
      <text:p text:style-name="P11"><text:span text:style-name="T7">&lt;</text:span><text:span text:style-name="T9">Provider</text:span><text:span text:style-name="T6"> </text:span><text:span text:style-name="T2">store</text:span><text:span text:style-name="T6">=</text:span><text:span text:style-name="T4">{</text:span><text:span text:style-name="T8">store</text:span><text:span text:style-name="T4">}</text:span><text:span text:style-name="T7">&gt;</text:span><text:span text:style-name="T6"> </text:span><text:span text:style-name="T4">{</text:span><text:span text:style-name="T6"> </text:span><text:span text:style-name="T10">/* I have given Redux data only Public Router */</text:span><text:span text:style-name="T4">}</text:span></text:p>
      <text:p text:style-name="P11"><text:span text:style-name="T7">&lt;</text:span><text:span text:style-name="T9">route.Components</text:span><text:span text:style-name="T6"> </text:span><text:span text:style-name="T7">/&gt;</text:span></text:p>
      <text:p text:style-name="P11"><text:span text:style-name="T7">&lt;/</text:span><text:span text:style-name="T9">Provider</text:span><text:span text:style-name="T7">&gt;</text:span></text:p>
      <text:p text:style-name="P11"><text:span text:style-name="T7">&lt;/</text:span><text:span text:style-name="T9">PublicRouter</text:span><text:span text:style-name="T7">&gt;</text:span></text:p>
      <text:p text:style-name="P14">)</text:p>
      <text:p text:style-name="P11"><text:span text:style-name="T4">}</text:span><text:span text:style-name="T7">&gt;</text:span></text:p>
      <text:p text:style-name="P11"><text:span text:style-name="T7">&lt;/</text:span><text:span text:style-name="T9">Route</text:span><text:span text:style-name="T7">&gt;</text:span></text:p>
      <text:p text:style-name="P14">)</text:p>
      <text:p text:style-name="P14">})</text:p>
      <text:p text:style-name="P13">}</text:p>
      <text:p text:style-name="P11"><text:span text:style-name="T7">&lt;/</text:span><text:span text:style-name="T9">Routes</text:span><text:span text:style-name="T7">&gt;</text:span></text:p>
      <text:p text:style-name="P11"><text:span text:style-name="T7">&lt;/</text:span><text:span text:style-name="T9">BrowserRouter</text:span><text:span text:style-name="T7">&gt;</text:span></text:p>
      <text:p text:style-name="P12">&lt;/&gt;</text:p>
      <text:p text:style-name="P11">);</text:p>
      <text:p text:style-name="P11">}</text:p>
      <text:p text:style-name="P15"/>
      <text:p text:style-name="P11"><text:span text:style-name="T1">export</text:span> <text:span text:style-name="T1">default</text:span> <text:span text:style-name="T5">App</text:span>;</text:p>
      <text:p text:style-name="P11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3T12:11:44.611389553</meta:creation-date>
    <dc:date>2024-09-16T16:28:30.878487051</dc:date>
    <meta:editing-duration>PT35M5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4" meta:paragraph-count="111" meta:word-count="276" meta:character-count="1852" meta:non-whitespace-character-count="1686"/>
  </office:meta>
</office:document-meta>
</file>